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ca77c" officeooo:paragraph-rsid="000ca77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font-weight="normal" officeooo:rsid="000ca77c" officeooo:paragraph-rsid="000ca77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font-weight="normal" officeooo:rsid="000d972e" officeooo:paragraph-rsid="000d972e"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1eccb" officeooo:paragraph-rsid="0011eccb"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1333d4" officeooo:paragraph-rsid="001333d4"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1333d4" officeooo:paragraph-rsid="0020c73b"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20c73b" officeooo:paragraph-rsid="0020c73b"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22bb0e" officeooo:paragraph-rsid="0022bb0e"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bold" officeooo:rsid="0011eccb" officeooo:paragraph-rsid="0011eccb"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fo:font-size="11pt" fo:font-weight="bold" officeooo:rsid="001333d4" officeooo:paragraph-rsid="001333d4"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fo:font-size="11pt" fo:font-weight="normal" officeooo:rsid="0022bb0e" officeooo:paragraph-rsid="0022bb0e"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248c82" officeooo:paragraph-rsid="00248c82"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020c73b" officeooo:paragraph-rsid="0020c73b"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1333d4" officeooo:paragraph-rsid="0025629e" style:font-size-asian="9.60000038146973pt" style:font-weight-asian="normal" style:font-size-complex="11pt" style:font-weight-complex="normal"/>
    </style:style>
    <style:style style:name="T1" style:family="text">
      <style:text-properties officeooo:rsid="000f1f82"/>
    </style:style>
    <style:style style:name="T2" style:family="text">
      <style:text-properties officeooo:rsid="00107f6e"/>
    </style:style>
    <style:style style:name="T3" style:family="text">
      <style:text-properties officeooo:rsid="001333d4"/>
    </style:style>
    <style:style style:name="T4" style:family="text">
      <style:text-properties officeooo:rsid="00156d3d"/>
    </style:style>
    <style:style style:name="T5" style:family="text">
      <style:text-properties officeooo:rsid="0015b81f"/>
    </style:style>
    <style:style style:name="T6" style:family="text">
      <style:text-properties officeooo:rsid="0015be1b"/>
    </style:style>
    <style:style style:name="T7" style:family="text">
      <style:text-properties officeooo:rsid="0015f994"/>
    </style:style>
    <style:style style:name="T8" style:family="text">
      <style:text-properties officeooo:rsid="0016a98e"/>
    </style:style>
    <style:style style:name="T9" style:family="text">
      <style:text-properties officeooo:rsid="001799b5"/>
    </style:style>
    <style:style style:name="T10" style:family="text">
      <style:text-properties officeooo:rsid="0017b511"/>
    </style:style>
    <style:style style:name="T11" style:family="text">
      <style:text-properties officeooo:rsid="0018b553"/>
    </style:style>
    <style:style style:name="T12" style:family="text">
      <style:text-properties officeooo:rsid="001938c7"/>
    </style:style>
    <style:style style:name="T13" style:family="text">
      <style:text-properties officeooo:rsid="001a82cd"/>
    </style:style>
    <style:style style:name="T14" style:family="text">
      <style:text-properties officeooo:rsid="001c35f7"/>
    </style:style>
    <style:style style:name="T15" style:family="text">
      <style:text-properties officeooo:rsid="001d1ab3"/>
    </style:style>
    <style:style style:name="T16" style:family="text">
      <style:text-properties officeooo:rsid="001def8c"/>
    </style:style>
    <style:style style:name="T17" style:family="text">
      <style:text-properties officeooo:rsid="0022bb0e"/>
    </style:style>
    <style:style style:name="T18" style:family="text">
      <style:text-properties officeooo:rsid="00248c82"/>
    </style:style>
    <style:style style:name="T19" style:family="text">
      <style:text-properties officeooo:rsid="0025629e"/>
    </style:style>
    <style:style style:name="T20" style:family="text">
      <style:text-properties officeooo:rsid="002737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duels</text:p>
      <text:p text:style-name="P1"/>
      <text:p text:style-name="P2">Zarya est un personnage plutôt <text:s/>fort pour les duels, tous dépend<text:span text:style-name="T18">ra</text:span> du timing de vos boucliers et de votre capacité de « tracking » avec votre laser.</text:p>
      <text:p text:style-name="P2">Pour tuer un ennemie, il suffit de faire <text:span text:style-name="T2">fondre </text:span>leurs points de vie et de les finir avec une charge explosive (à peut près <text:span text:style-name="T18">50</text:span> points de vie), vous pouvez aussi effectuez un petit combo lors de vos duels <text:span text:style-name="T18">(pour les héros avec peu de points de vie).</text:span></text:p>
      <text:p text:style-name="P2">Il vous suffit de faire clique droit (charge explosive) + coup de point, ça ne va pas les tuer mais ils seront bien affaiblie et une autre charge explosive <text:span text:style-name="T2">peut </text:span>suffi<text:span text:style-name="T2">re</text:span> à les finir. <text:span text:style-name="T18">(selon votre énergie)</text:span></text:p>
      <text:p text:style-name="P3">Évidement la vitesse et l’efficacité de <text:span text:style-name="T1">votre « DPS » dépend de votre capacité à charger votre énergie et de la maintenir.</text:span></text:p>
      <text:p text:style-name="P3"/>
      <text:p text:style-name="P4">La liste suivante comporte tous les duels que vous aurait à affronter durant vos partie :</text:p>
      <text:p text:style-name="P4"/>
      <text:p text:style-name="P9"><text:span text:style-name="T3">Catégorie s</text:span>upport : </text:p>
      <text:p text:style-name="P4"/>
      <text:p text:style-name="P4">Ana : <text:span text:style-name="T4">Faite attention à sa grenade biotique, vos coéquipiers ne pourront plus vous soignez. Utiliser votre barrière pour supprimer ces effets.</text:span></text:p>
      <text:p text:style-name="P4">Ange : <text:span text:style-name="T4">Faite attention à son saut de l’ange, elle sera plus difficile à toucher avec votre laser et encore pire avec votre « charge explosive » (clique droit).</text:span></text:p>
      <text:p text:style-name="P4">Lucio : <text:span text:style-name="T4">Le personnage est dure à suivre avec votre laser mais vous pouvez essayer d’anticiper son « boop » en mettant votre barrière ce qui empêchera sont effet.</text:span></text:p>
      <text:p text:style-name="P4">Symmetra : <text:span text:style-name="T5">Rester éloigner de son tir principal vous avez assez de « range » avec votre arme pour lui faire des dégât, si vous êtes pris dans rayon mettez votre barrière pour augmenter vos dégât et l’empêcher de vous en faire. Attention à son bouclier aucun de vos sort ou de vos tir passe à travers.</text:span></text:p>
      <text:p text:style-name="P4">Zenyatta : <text:span text:style-name="T5">Votre barrière annule sa « discord », avec un bon timing vous pouvez absorber un de ces tir en plus d’annuler sont sort.</text:span></text:p>
      <text:p text:style-name="P4"/>
      <text:p text:style-name="P9"><text:span text:style-name="T3">Catégorie a</text:span>tta<text:span text:style-name="T3">que</text:span> :</text:p>
      <text:p text:style-name="P4"/>
      <text:p text:style-name="P5">Genji : <text:span text:style-name="T6">Sont « reflexte » ne peut pas empêcher votre laser de lui faire des dégât par contre votre « charge explosive » et votre ultime peut-être renvoyé donc faite attention.</text:span></text:p>
      <text:p text:style-name="P5">McCree : <text:span text:style-name="T7">Avec un bon timing vous pouvez empêcher les effets de la « flash » d’agir tous comme les dégâts de sont ultime.</text:span></text:p>
      <text:p text:style-name="P5">Pharah : <text:span text:style-name="T7">Vous pouvez essayer de prendre quelques roquettes pour charger votre énergie, si elle ultime utilisé votre barrière pour absorber des dégât le temps de vous mettre à l’abri.</text:span></text:p>
      <text:p text:style-name="P5">Faucheur : <text:span text:style-name="T8">Attention à c’est dégât, son mode fantôme peut lui permettre de sortir de votre ultime.</text:span></text:p>
      <text:p text:style-name="P5">Soldat 76 : <text:span text:style-name="T8">Essayer de mettre votre barrière au moment de ces roquettes, attention à sont ultime mettez votre bouclier le temps de trouver une couverture.</text:span></text:p>
      <text:p text:style-name="P5">Sombra : <text:span text:style-name="T9">Une fois hack vous ne pouvez plus mettre de barrière par contre ça marche pendant l’animation du hack.</text:span></text:p>
      <text:p text:style-name="P5">Tracer : <text:span text:style-name="T10">C’est nombreux « dash » ainsi que sont « rappel » la rende difficile à suivre avec votre laser en plus de ça petite taille, utiliser plutôt vos « charge explosive » pour la toucher (faite le combo).</text:span></text:p>
      <text:p text:style-name="P5"/>
      <text:p text:style-name="P10">Catégorie défense :</text:p>
      <text:p text:style-name="P5"/>
      <text:p text:style-name="P5">Bastion : <text:span text:style-name="T11">Quand il est en mode tourelle éviter de l’affronter de face, essayer plutôt de le toucher avec vos « charges explosives » tous en étant à couvert.</text:span></text:p>
      <text:p text:style-name="P5">Hanzo : <text:span text:style-name="T12">Essayer d’anticiper ces flèches en mettant votre barrière (surtout sont « mille flèches »).</text:span></text:p>
      <text:p text:style-name="P5">Fatale : <text:span text:style-name="T12">De loin n’essayer même pas (éventuellement quelques cliques droit), de près, il y a moins de risque de se faire tuer.</text:span></text:p>
      <text:p text:style-name="P5">Chacal : <text:span text:style-name="T13">Charger vous sur ses grenade mais attention quand même à sont « shift » qui est un peu dur à anticiper.</text:span></text:p>
      <text:p text:style-name="P5">Torbjörn : <text:span text:style-name="T14">Une fois chargé la tourelle ne sera plus une grande menace, vous la détruirez rapidement, attention lorsqu’il ultime.</text:span></text:p>
      <text:p text:style-name="P5"><text:soft-page-break/>Mei : <text:span text:style-name="T14">Votre barrière peut annuler tous les contrôle qu’elle vous inflige ( à part si vous êtes immobilisez ), attention à son mur et son glaçon, cela lui permettra de temporiser.</text:span></text:p>
      <text:p text:style-name="P5"/>
      <text:p text:style-name="P10"><text:span text:style-name="T18">Catégorie</text:span> tank :</text:p>
      <text:p text:style-name="P5"/>
      <text:p text:style-name="P5">D.VA : <text:span text:style-name="T15">Vous êtes sont plus gros contre, votre laser passe à travers sa « matrice » est donc elle n’a aucun moyen de vous prendre en 1 contre 1 vu qu’elle à moins de dégât que vous, en plus de pouvoir vous chargez avec vos barrières.</text:span></text:p>
      <text:p text:style-name="P5">Chopper : <text:span text:style-name="T20">N’hésiter pas à mettre votre barrière pour éviter son « grab », si il vous choppe trouver le bon timing pour encaisser le plus de dégât possible avec votre barrière.</text:span></text:p>
      <text:p text:style-name="P14">Reinhardt : <text:span text:style-name="T19">Anticiper c’est marque de feu elle vous chargerons bien, avec un bon timing vous pouvez nullifier sa charge contre vous. N’hésiter pas à vous approcher de lui pour prendre quelques coups de marteaux pour vous charger.</text:span></text:p>
      <text:p text:style-name="P5">Zarya : <text:span text:style-name="T19">Anticiper ces « charges explosives » pour vous charger, et ne tirez pas pendant qu’elle active sa barrière.</text:span></text:p>
      <text:p text:style-name="P5">Winston : <text:span text:style-name="T16">Attention à son dôme votre laser ne passe pas travers, mettez votre barrière pour vous chargez contre lui, sois il arrêtera de tirer, sois il continue dans tous les cas vous aurez une petite ouverture pour lui infliger des dégât supplémentaire.</text:span></text:p>
      <text:p text:style-name="P5"/>
      <text:p text:style-name="P5"/>
      <text:p text:style-name="P7">J’en profite pour faire une rapide aparté sur le focus ;</text:p>
      <text:p text:style-name="P7"><text:s/>1. Les héros qui ultime : Faucheur, Pharah, Chopper, Soldat 76, etc..</text:p>
      <text:p text:style-name="P7"><text:s/>2. Ana, Zenyatta et Mercy sont vos cibles prioritaire, si ils sont à votre porter n’hésiter pas à les éliminer.</text:p>
      <text:p text:style-name="P7"><text:s/>3. Les DPS pas trop mobile, surtout si il y a un risque d’ultime.</text:p>
      <text:p text:style-name="P8"><text:s/>4. les autres DPS</text:p>
      <text:p text:style-name="P7"><text:span text:style-name="T17">5</text:span>. Les Tanks avec une petite priorit<text:span text:style-name="T17">é</text:span> sur D.VA (vous êtes sont plus gros cont<text:span text:style-name="T17">re</text:span>).</text:p>
      <text:p text:style-name="P7"/>
      <text:p text:style-name="P8">Essayer de rester sur des cibles qui tombe rapidement (support, DPS,..) et passer ensuite aux Tanks, évidemment ce ne sont pas des focus fixes cela dépendra des situations.</text:p>
      <text:p text:style-name="P12">Même si Zarya est un héros permissif en termes de duels, cela ne veux pas dire que vous êtes invincible, faite donc attention à votre timing de barrière elle reste votre plus grand facteur de victoire.</text:p>
      <text:p text:style-name="P12"/>
      <text:p text:style-name="P8"/>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9:43:03.421000000</meta:creation-date>
    <dc:date>2017-02-25T07:03:52.902000000</dc:date>
    <meta:editing-duration>PT3H29M59S</meta:editing-duration>
    <meta:editing-cycles>22</meta:editing-cycles>
    <meta:generator>LibreOffice/5.1.5.2$Windows_x86 LibreOffice_project/7a864d8825610a8c07cfc3bc01dd4fce6a9447e5</meta:generator>
    <meta:document-statistic meta:table-count="0" meta:image-count="0" meta:object-count="0" meta:page-count="2" meta:paragraph-count="41" meta:word-count="978" meta:character-count="5411" meta:non-whitespace-character-count="4468"/>
  </office:meta>
</office:document-meta>
</file>